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00000000B0000000BAD27F3FA.gif" manifest:media-type="image/gif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8.899cm"/>
    </style:style>
    <style:style style:name="pr1" style:family="presentation" style:parent-style-name="Default-subtitle">
      <style:graphic-properties draw:fill-color="#ffffff" fo:min-height="12.178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fo:font-size="72pt" fo:font-weight="bold" style:font-size-asian="72pt" style:font-weight-asian="bold" style:font-size-complex="72pt" style:font-weight-complex="bold"/>
    </style:style>
    <style:style style:name="P2" style:family="paragraph"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 fo:text-align="start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4.639cm" svg:height="12.178cm" svg:x="1.4cm" svg:y="5.2cm" presentation:class="subtitle" presentation:user-transformed="true">
          <draw:text-box>
            <text:p><text:span text:style-name="T1">Versiju kontrol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ēmas satur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Versiju kontrole</text:p>
              </text:list-item>
              <text:list-item>
                <text:p>Versiju kontroles uzstādīša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Versiju kontrole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<text:span text:style-name="T2">Izmantošana:</text:span></text:p>
              </text:list-item>
            </text:list>
            <text:list text:style-name="L2">
              <text:list-item>
                <text:list>
                  <text:list-item>
                    <text:p>Netriviālu programmu izstrādē</text:p>
                  </text:list-item>
                  <text:list-item>
                    <text:p>Projektos ar vairākiem izstrādātājiem</text:p>
                  </text:list-item>
                </text:list>
              </text:list-item>
            </text:list>
            <text:list text:style-name="L3">
              <text:list-item>
                <text:p><text:span text:style-name="T2">Mērķi:</text:span></text:p>
              </text:list-item>
            </text:list>
            <text:list text:style-name="L2">
              <text:list-item>
                <text:list>
                  <text:list-item>
                    <text:p>Darbošanās kā galīga avotu versija </text:p>
                  </text:list-item>
                  <text:list-item>
                    <text:p>Atļaut automātisku dublēšanu (backup)</text:p>
                  </text:list-item>
                  <text:list-item>
                    <text:p>Atļauj “ceļošanu laikā”.Ir pieejami koda momentuzņēmumi no vecākām tā versijām</text:p>
                  </text:list-item>
                  <text:list-item>
                    <text:p>Atļauj izveidot “paralēlu Visumu” ļaujot projektā nodefinēt zarus (zars kļūdu labošana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2">Versiju kontroles uzstādīšana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1. Uzstāda Subversijas spraudni:</text:p>
              </text:list-item>
            </text:list>
            <text:list text:style-name="L2">
              <text:list-item>
                <text:list>
                  <text:list-item>
                    <text:p>Eclipse izvēlnē atver <text:span text:style-name="T2">Help – Install New Software... </text:span>-&gt; <text:span text:style-name="T2">Work</text:span> with laukā ieraksta <text:s/><text:a xlink:href="http://download.eclipse.org/technology/subversive/1.1/update-site/" xlink:type="simple">http://download.eclipse.org/technology/subversive/1.1/update-site/</text:a>-&gt; <text:span text:style-name="T2">Add.</text:span></text:p>
                  </text:list-item>
                  <text:list-item>
                    <text:p>Zem vietnes <text:s/><text:a xlink:href="http://download.eclipse.org/technology/subversive/1.1/update-site/" xlink:type="simple">http://download.eclipse.org/technology/subversive/1.1/update-site/</text:a> izvēlas <text:span text:style-name="T2">Subversive SVN Team Provider</text:span> un turpina vedņa norādījumus.</text:p>
                  </text:list-item>
                  <text:list-item>
                    <text:p><text:s/>Piekrīt licences nosacījumiem -&gt; instalē. Pārstartē Eclipse.</text:p>
                  </text:list-item>
                  <text:list-item>
                    <text:p><text:span text:style-name="T2">Window – Open Perspective, Other..</text:span> -&gt; izvēlas <text:span text:style-name="T2">SVN Repository Exploring</text:span> -&gt; <text:span text:style-name="T2">OK</text:span></text:p>
                  </text:list-item>
                  <text:list-item>
                    <text:p>No piedāvātajiem adapteriem izvēlas <text:span text:style-name="T2">SVN Kit 1.3.8</text:span>, izpilda pārējos norādījumus.</text:p>
                    <text:p>VAI</text:p>
                    <text:p><text:span text:style-name="T3">Uzstāda Subclipse spraudni:</text:span></text:p>
                  </text:list-item>
                  <text:list-item>
                    <text:p><text:span text:style-name="T2">Sākums</text:span> -&gt; <text:span text:style-name="T2">Terminālis</text:span> -&gt; <text:span text:style-name="T2">sudo apt-get install libsvn-java</text:span></text:p>
                  </text:list-item>
                  <text:list-item>
                    <text:p>Eclipse izvēlne atver<text:span text:style-name="T2"> Help – Install New Software...</text:span> -&gt; <text:span text:style-name="T2">Work with </text:span>laukā ieraksta <text:s/><text:a xlink:href="http://subclipse.tigris.org/update_1.6.x" xlink:type="simple">http://subclipse.tigris.org/update_1.6.x</text:a> -&gt; <text:span text:style-name="T2">Add</text:span></text:p>
                  </text:list-item>
                  <text:list-item>
                    <text:p>Zem vietnes <text:s/><text:a xlink:href="http://subclipse.tigris.org/update_1.6.x" xlink:type="simple">http://subclipse.tigris.org/update_1.6.x</text:a> izvēlas visu,kas norādīts jā <text:span text:style-name="T2">Required</text:span> -&gt; <text:span text:style-name="T2">Install</text:span></text:p>
                  </text:list-item>
                  <text:list-item>
                    <text:p>Piekrīt licences nosacījumiem - &gt;<text:span text:style-name="T2"> Install.</text:span> Pārstartē Eclipse. <text:s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4.2cm" svg:height="19.149cm" svg:x="1.4cm" svg:y="0.837cm">
          <draw:text-box>
            <text:p text:style-name="P4"><text:span text:style-name="T4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2.Pievieno SVN krātuvi:</text:p>
              </text:list-item>
            </text:list>
            <text:list text:style-name="L2">
              <text:list-item>
                <text:list>
                  <text:list-item>
                    <text:p><text:span text:style-name="T2">Window</text:span> -&gt;<text:span text:style-name="T2"> Open perspective</text:span> -&gt; <text:span text:style-name="T2">Other.. SVN repository exploring</text:span></text:p>
                  </text:list-item>
                  <text:list-item>
                    <text:p>Labais klikšķis -&gt; <text:span text:style-name="T2">New</text:span> -&gt; <text:span text:style-name="T2">Repository location..</text:span></text:p>
                  </text:list-item>
                  <text:list-item>
                    <text:p>Ievada <text:span text:style-name="T2">URL</text:span> -&gt;<text:span text:style-name="T2"> Finish</text:span></text:p>
                  </text:list-item>
                  <text:list-item>
                    <text:p>Pārbauda,vai redzams <text:span text:style-name="T2">readme.t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2T14:01:08</meta:creation-date>
    <meta:generator>LibreOffice/4.2.7.2$Linux_x86 LibreOffice_project/420m0$Build-2</meta:generator>
    <dc:date>2015-03-26T16:55:00.076339532</dc:date>
    <meta:editing-duration>PT4M46S</meta:editing-duration>
    <meta:editing-cycles>8</meta:editing-cycles>
    <meta:document-statistic meta:object-count="41"/>
  </office:meta>
</office:document-meta>
</file>